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40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loext:graphic-properties draw:fill-color="#ffffff"/>
      <style:paragraph-properties style:writing-mode="lr-tb"/>
      <style:text-properties fo:font-size="20pt" fo:font-style="italic" style:font-size-asian="20pt" style:font-style-asian="italic" style:font-size-complex="20pt" style:font-style-complex="italic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2.121cm" svg:height="2.405cm" svg:x="7.366cm" svg:y="7.112cm" presentation:class="subtitle" presentation:user-transformed="true">
          <draw:text-box>
            <text:p>Data Protection</text:p>
          </draw:text-box>
        </draw:frame>
        <draw:frame presentation:style-name="pr1" draw:text-style-name="P2" draw:layer="layout" svg:width="6.858cm" svg:height="2.405cm" svg:x="4.064cm" svg:y="4.199cm">
          <draw:text-box>
            <text:p><text:span text:style-name="T1">personal data</text:span></text:p>
          </draw:text-box>
        </draw:frame>
        <draw:frame presentation:style-name="pr1" draw:text-style-name="P2" draw:layer="layout" svg:width="6.858cm" svg:height="2.405cm" svg:x="13.716cm" svg:y="4.199cm">
          <draw:text-box>
            <text:p><text:span text:style-name="T1">GDPR</text:span></text:p>
          </draw:text-box>
        </draw:frame>
        <draw:frame presentation:style-name="pr1" draw:text-style-name="P2" draw:layer="layout" svg:width="6.858cm" svg:height="2.405cm" svg:x="1.27cm" svg:y="0.897cm">
          <draw:text-box>
            <text:p><text:span text:style-name="T1">sensitive data</text:span></text:p>
          </draw:text-box>
        </draw:frame>
        <draw:frame presentation:style-name="pr1" draw:text-style-name="P2" draw:layer="layout" svg:width="6.858cm" svg:height="2.405cm" svg:x="20.32cm" svg:y="7.112cm">
          <draw:text-box>
            <text:p><text:span text:style-name="T1">data breach</text:span></text:p>
          </draw:text-box>
        </draw:frame>
        <draw:frame presentation:style-name="pr1" draw:text-style-name="P4" draw:layer="layout" svg:width="6.858cm" svg:height="2.405cm" svg:x="18.796cm" svg:y="0.389cm">
          <draw:text-box>
            <text:p text:style-name="P3"><text:span text:style-name="T2">informed consent</text:span></text:p>
          </draw:text-box>
        </draw:frame>
        <draw:frame presentation:style-name="pr1" draw:text-style-name="P4" draw:layer="layout" svg:width="8.382cm" svg:height="2.405cm" svg:x="18.542cm" svg:y="2.54cm">
          <draw:text-box>
            <text:p text:style-name="P3"><text:span text:style-name="T2">right to be forgotten</text:span></text:p>
          </draw:text-box>
        </draw:frame>
        <draw:line draw:style-name="gr1" draw:text-style-name="P5" draw:layer="layout" svg:x1="17.018cm" svg:y1="4.826cm" svg:x2="19.304cm" svg:y2="3.81cm">
          <text:p/>
        </draw:line>
        <draw:line draw:style-name="gr1" draw:text-style-name="P5" draw:layer="layout" svg:x1="17.018cm" svg:y1="4.826cm" svg:x2="19.05cm" svg:y2="1.778cm">
          <text:p/>
        </draw:line>
        <draw:line draw:style-name="gr1" draw:text-style-name="P5" draw:layer="layout" svg:x1="16.002cm" svg:y1="10.414cm" svg:x2="14.478cm" svg:y2="9.144cm">
          <text:p/>
        </draw:line>
        <draw:frame presentation:style-name="pr1" draw:text-style-name="P6" draw:layer="layout" svg:width="7.874cm" svg:height="2.405cm" svg:x="14.732cm" svg:y="10.414cm">
          <draw:text-box>
            <text:p><text:span text:style-name="T3">Data protection impact assessment (DPIA)</text:span></text:p>
          </draw:text-box>
        </draw:frame>
        <draw:frame presentation:style-name="pr1" draw:text-style-name="P6" draw:layer="layout" svg:width="7.874cm" svg:height="2.405cm" svg:x="2.794cm" svg:y="10.295cm">
          <draw:text-box>
            <text:p><text:span text:style-name="T3">Data protection officer (DPO)</text:span></text:p>
          </draw:text-box>
        </draw:frame>
        <draw:line draw:style-name="gr1" draw:text-style-name="P5" draw:layer="layout" svg:x1="15.748cm" svg:y1="6.096cm" svg:x2="14.478cm" svg:y2="7.62cm">
          <text:p/>
        </draw:line>
        <draw:line draw:style-name="gr1" draw:text-style-name="P5" draw:layer="layout" svg:x1="9.398cm" svg:y1="6.096cm" svg:x2="10.922cm" svg:y2="7.62cm">
          <text:p/>
        </draw:line>
        <draw:line draw:style-name="gr1" draw:text-style-name="P5" draw:layer="layout" svg:x1="18.034cm" svg:y1="8.382cm" svg:x2="21.082cm" svg:y2="8.382cm">
          <text:p/>
        </draw:line>
        <draw:line draw:style-name="gr1" draw:text-style-name="P5" draw:layer="layout" svg:x1="6.35cm" svg:y1="3.048cm" svg:x2="7.874cm" svg:y2="4.572cm">
          <text:p/>
        </draw:line>
        <draw:line draw:style-name="gr1" draw:text-style-name="P5" draw:layer="layout" svg:x1="10.922cm" svg:y1="9.144cm" svg:x2="9.398cm" svg:y2="10.414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0:11:10.703480135</meta:creation-date>
    <dc:date>2022-11-11T14:21:55.626771433</dc:date>
    <meta:editing-duration>PT10M21S</meta:editing-duration>
    <meta:editing-cycles>3</meta:editing-cycles>
    <meta:generator>LibreOffice/6.4.7.2$Linux_X86_64 LibreOffice_project/40$Build-2</meta:generator>
    <meta:document-statistic meta:object-count="40"/>
  </office:meta>
</office:document-meta>
</file>